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Lucie,</text:p>
      <text:p text:style-name="Normal">v tento valentýnský den přicházím s vědomím, že sdílíme něco, co je daleko více než jen společné místo ve školní lavici. Naše čínské znamení, Kohout, nás obklopuje aureolou odvahy a upřímnosti, kterou jen těžko nalézají i ti nejzdatnější hledači. Tvé přátelství, zářící jasně jako anděl strážný Haniel naše cesty, mi ukazuje, že radost a společné okamžiky můžeme sdílet nejen pod světlem těchto zvláštních hvězd. Ať nás tedy spojuje nad hlavami tanec veselých Kohoutů, oslavujících naše unikátní spojení dvou srdcí pod ochranou laskavého Haniela. Přeji ti, aby tvůj smích a radost zůstali tvými společníky každý den, stejně jako budu rád, stane-li se mi průvodcem tvé bezmezné radosti a inspirací.</text:p>
      <text:p text:style-name="Normal">Ve znamení Kohouta, s tebou sdílející světlo, půjde náš život veselým tanec, neboť společně, milá Lucie, dovedeme "nakazit" i nejtemnější kouty radostí a smíchem. Ať je tento den plný láska prozářený, jako je světlo, jež nás spojuje.</text:p>
      <text:p text:style-name="Normal">S radostí ve znamení společné cesty,</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